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509cm" style:rel-column-width="29676*"/>
    </style:style>
    <style:style style:name="Table1.B" style:family="table-column">
      <style:table-column-properties style:column-width="2.96cm" style:rel-column-width="9234*"/>
    </style:style>
    <style:style style:name="Table1.C" style:family="table-column">
      <style:table-column-properties style:column-width="8.532cm" style:rel-column-width="26625*"/>
    </style:style>
    <style:style style:name="Table1.1" style:family="table-row">
      <style:table-row-properties style:min-row-height="0.58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Arial" fo:font-size="2pt" style:font-size-asian="2pt" style:font-size-complex="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0cm" svg:y="0cm" svg:width="21.001cm" svg:height="2.79cm" draw:z-index="0"><draw:image xlink:href="Pictures/10000000000009B00000014A9F77B5D6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2-07T11:00:17.61</dc:date>
    <meta:editing-cycles>27</meta:editing-cycles>
    <meta:editing-duration>PT1H8M16S</meta:editing-duration>
    <meta:document-statistic meta:table-count="1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